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isip.piconepress.com/courses/temple/ece_4822/resources/books/Deep-Learning-with-PyTorch.pdf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21T07:27:57.452000000</meta:creation-date>
    <dc:date>2023-04-21T07:28:40.586000000</dc:date>
    <meta:editing-duration>PT54S</meta:editing-duration>
    <meta:editing-cycles>1</meta:editing-cycles>
    <meta:generator>LibreOffice/7.5.2.2$Windows_X86_64 LibreOffice_project/53bb9681a964705cf672590721dbc85eb4d0c3a2</meta:generator>
    <meta:document-statistic meta:table-count="0" meta:image-count="0" meta:object-count="0" meta:page-count="1" meta:paragraph-count="1" meta:word-count="1" meta:character-count="99" meta:non-whitespace-character-count="99"/>
  </office:meta>
</office:document-meta>
</file>